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set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50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10-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566019097794" calcext:value-type="float">
            <text:p>0.5660190978</text:p>
          </table:table-cell>
          <table:table-cell office:value-type="float" office:value="0.57340355497" calcext:value-type="float">
            <text:p>0.573403555</text:p>
          </table:table-cell>
          <table:table-cell office:value-type="float" office:value="0.592105263158" calcext:value-type="float">
            <text:p>0.5921052632</text:p>
          </table:table-cell>
        </table:table-row>
        <table:table-row table:style-name="ro1">
          <table:table-cell office:value-type="string" calcext:value-type="string">
            <text:p>SVM rbf</text:p>
          </table:table-cell>
          <table:table-cell table:number-columns-repeated="3" office:value-type="float" office:value="0.543957853145" calcext:value-type="float">
            <text:p>0.5439578531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719130721106" calcext:value-type="float">
            <text:p>0.7191307211</text:p>
          </table:table-cell>
          <table:table-cell office:value-type="float" office:value="0.725386894962" calcext:value-type="float">
            <text:p>0.725386895</text:p>
          </table:table-cell>
          <table:table-cell office:value-type="float" office:value="0.71122818571" calcext:value-type="float">
            <text:p>0.7112281857</text:p>
          </table:table-cell>
        </table:table-row>
        <table:table-row table:style-name="ro1">
          <table:table-cell office:value-type="string" calcext:value-type="string">
            <text:p>SVM polynomial</text:p>
          </table:table-cell>
          <table:table-cell office:value-type="float" office:value="0.662025316456" calcext:value-type="float">
            <text:p>0.6620253165</text:p>
          </table:table-cell>
          <table:table-cell office:value-type="float" office:value="0.64953886693" calcext:value-type="float">
            <text:p>0.6495388669</text:p>
          </table:table-cell>
          <table:table-cell office:value-type="float" office:value="0.672872340426" calcext:value-type="float">
            <text:p>0.672872340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714520908792" calcext:value-type="float">
            <text:p>0.7145209088</text:p>
          </table:table-cell>
          <table:table-cell office:value-type="float" office:value="0.703654922621" calcext:value-type="float">
            <text:p>0.7036549226</text:p>
          </table:table-cell>
          <table:table-cell office:value-type="float" office:value="0.720777082647" calcext:value-type="float">
            <text:p>0.7207770826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table:number-columns-repeated="3" office:value-type="float" office:value="0.771155745802" calcext:value-type="float">
            <text:p>0.7711557458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751728679618" calcext:value-type="float">
            <text:p>0.7517286796</text:p>
          </table:table-cell>
          <table:table-cell office:value-type="float" office:value="0.750740862693" calcext:value-type="float">
            <text:p>0.7507408627</text:p>
          </table:table-cell>
          <table:table-cell office:value-type="float" office:value="0.74777741192" calcext:value-type="float">
            <text:p>0.7477774119</text:p>
          </table:table-cell>
        </table:table-row>
        <table:table-row table:style-name="ro1">
          <table:table-cell office:value-type="string" calcext:value-type="string">
            <text:p>Extra trees</text:p>
          </table:table-cell>
          <table:table-cell office:value-type="float" office:value="0.67270332565" calcext:value-type="float">
            <text:p>0.6727033257</text:p>
          </table:table-cell>
          <table:table-cell office:value-type="float" office:value="0.665788607178" calcext:value-type="float">
            <text:p>0.6657886072</text:p>
          </table:table-cell>
          <table:table-cell office:value-type="float" office:value="0.689496213368" calcext:value-type="float">
            <text:p>0.6894962134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791241356602" calcext:value-type="float">
            <text:p>0.7912413566</text:p>
          </table:table-cell>
          <table:table-cell table:number-columns-repeated="2" office:value-type="float" office:value="0.790912084294" calcext:value-type="float">
            <text:p>0.7909120843</text:p>
          </table:table-cell>
        </table:table-row>
        <table:table-row table:style-name="ro1">
          <table:table-cell office:value-type="string" calcext:value-type="string">
            <text:p>kneighbourshybrid</text:p>
          </table:table-cell>
          <table:table-cell office:value-type="float" office:value="0.592031610142" calcext:value-type="float">
            <text:p>0.5920316101</text:p>
          </table:table-cell>
          <table:table-cell office:value-type="float" office:value="0.591043793217" calcext:value-type="float">
            <text:p>0.5910437932</text:p>
          </table:table-cell>
          <table:table-cell office:value-type="float" office:value="0.605861047086" calcext:value-type="float">
            <text:p>0.6058610471</text:p>
          </table:table-cell>
        </table:table-row>
        <table:table-row table:style-name="ro1">
          <table:table-cell office:value-type="string" calcext:value-type="string">
            <text:p>kneighbours</text:p>
          </table:table-cell>
          <table:table-cell table:number-columns-repeated="3" office:value-type="float" office:value="0.570628910109" calcext:value-type="float">
            <text:p>0.5706289101</text:p>
          </table:table-cell>
        </table:table-row>
        <table:table-row table:style-name="ro1">
          <table:table-cell office:value-type="string" calcext:value-type="string">
            <text:p>L1 Logistic Regression</text:p>
          </table:table-cell>
          <table:table-cell table:number-columns-repeated="3" office:value-type="float" office:value="0.757326308857" calcext:value-type="float">
            <text:p>0.7573263089</text:p>
          </table:table-cell>
        </table:table-row>
        <table:table-row table:style-name="ro1">
          <table:table-cell office:value-type="string" calcext:value-type="string">
            <text:p>L2 Logistic Regression</text:p>
          </table:table-cell>
          <table:table-cell table:number-columns-repeated="3" office:value-type="float" office:value="0.756009219625" calcext:value-type="float">
            <text:p>0.75600921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iled Algorit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hastic Gradient Descent</text:p>
          </table:table-cell>
          <table:table-cell office:value-type="float" office:value="0.461639776095" calcext:value-type="float">
            <text:p>0.4616397761</text:p>
          </table:table-cell>
          <table:table-cell office:value-type="float" office:value="0.614092854791" calcext:value-type="float">
            <text:p>0.61409285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5:54:18.408284582</meta:creation-date>
    <meta:generator>LibreOffice/5.1.6.2$Linux_X86_64 LibreOffice_project/10m0$Build-2</meta:generator>
    <dc:date>2017-04-25T06:15:17.101464425</dc:date>
    <meta:editing-duration>PT20M54S</meta:editing-duration>
    <meta:editing-cycles>10</meta:editing-cycles>
    <meta:document-statistic meta:table-count="1" meta:cell-count="61" meta:object-count="0"/>
  </office:meta>
</office:document-meta>
</file>